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827e" officeooo:paragraph-rsid="0001827e"/>
    </style:style>
    <style:style style:name="P2" style:family="paragraph" style:parent-style-name="Standard" style:list-style-name="L2">
      <style:text-properties officeooo:rsid="0001827e" officeooo:paragraph-rsid="0001827e"/>
    </style:style>
    <style:style style:name="P3" style:family="paragraph" style:parent-style-name="Standard">
      <style:text-properties fo:font-size="18pt" officeooo:rsid="0001827e" officeooo:paragraph-rsid="0001827e" style:font-size-asian="18pt" style:font-size-complex="1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nippets</text:p>
      <text:p text:style-name="P1"/>
      <text:p text:style-name="P1">existing:</text:p>
      <text:list xml:id="list3559337017" text:style-name="L2">
        <text:list-item>
          <text:p text:style-name="P2">save inner item</text:p>
        </text:list-item>
        <text:list-item>
          <text:p text:style-name="P2">save item</text:p>
        </text:list-item>
        <text:list-item>
          <text:p text:style-name="P2">save items</text:p>
        </text:list-item>
        <text:list-item>
          <text:p text:style-name="P2">get item</text:p>
        </text:list-item>
        <text:list-item>
          <text:p text:style-name="P2">get items</text:p>
        </text:list-item>
        <text:list-item>
          <text:p text:style-name="P2">interface manager</text:p>
        </text:list-item>
        <text:list-item>
          <text:p text:style-name="P2">getIndex</text:p>
        </text:list-item>
        <text:list-item>
          <text:p text:style-name="P2">get data from params→ searchparam</text:p>
        </text:list-item>
        <text:list-item>
          <text:p text:style-name="P2">show toast</text:p>
        </text:list-item>
        <text:list-item>
          <text:p text:style-name="P2">remove items</text:p>
        </text:list-item>
        <text:list-item>
          <text:p text:style-name="P2">confirm and delete</text:p>
        </text:list-item>
        <text:list-item>
          <text:p text:style-name="P2">id generation controller</text:p>
        </text:list-item>
        <text:list-item>
          <text:p text:style-name="P2">mgt service handler</text:p>
        </text:list-item>
        <text:list-item>
          <text:p text:style-name="P2">handle spec def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6:03:48.198578376</meta:creation-date>
    <dc:date>2021-01-11T16:28:36.166362406</dc:date>
    <meta:editing-duration>PT14M37S</meta:editing-duration>
    <meta:editing-cycles>1</meta:editing-cycles>
    <meta:document-statistic meta:table-count="0" meta:image-count="0" meta:object-count="0" meta:page-count="1" meta:paragraph-count="16" meta:word-count="51" meta:character-count="257" meta:non-whitespace-character-count="236"/>
    <meta:generator>LibreOffice/6.4.6.2$Linux_X86_64 LibreOffice_project/40$Build-2</meta:generator>
  </office:meta>
</office:document-meta>
</file>